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'Nimbus Sans L'" style:font-family-asian="'Nimbus Sans L'" style:font-family-complex="'Nimbus Sans L'" fo:background-color="transparent" style:use-window-font-color="true"/>
    </style:style>
    <style:style style:name="T2" style:family="text">
      <style:text-properties fo:font-size="12.00pt" fo:font-weight="normal" fo:font-family="'Nimbus Roman No9 L'" style:font-family-asian="'Nimbus Roman No9 L'" style:font-family-complex="'Nimbus Roman No9 L'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6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6.00pt"/>
    </style:style>
    <style:style style:name="P4" style:family="paragraph">
      <style:paragraph-properties fo:line-height="100.00%" fo:text-align="left" fo:margin-left="36.00pt" fo:text-indent="0.00pt" fo:margin-bottom="6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6.00pt"/>
    </style:style>
    <style:style style:name="P6" style:family="paragraph">
      <style:paragraph-properties fo:line-height="100.00%" fo:text-align="left" fo:margin-left="36.00pt" fo:text-indent="0.00pt" fo:margin-bottom="6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6.00pt"/>
    </style:style>
    <style:style style:name="P8" style:family="paragraph">
      <style:paragraph-properties fo:line-height="100.00%" fo:text-align="left" fo:margin-bottom="6.00pt"/>
    </style:style>
    <style:style style:name="P9" style:family="paragraph">
      <style:paragraph-properties fo:line-height="100.00%" fo:text-align="left" fo:margin-left="36.00pt" fo:text-indent="0.00pt" fo:margin-bottom="6.00pt"/>
    </style:style>
    <style:style style:name="P10" style:family="paragraph">
      <style:paragraph-properties fo:line-height="100.00%" fo:text-align="left" fo:margin-left="36.00pt" fo:text-indent="0.00pt" fo:margin-bottom="6.00pt"/>
    </style:style>
    <style:style style:name="P11" style:family="paragraph">
      <style:paragraph-properties fo:line-height="100.00%" fo:text-align="left" fo:margin-left="36.00pt" fo:text-indent="0.00pt" fo:margin-bottom="6.00pt"/>
    </style:style>
    <text:list-style style:name="L1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2" style:family="paragraph">
      <style:paragraph-properties fo:line-height="100.00%" fo:text-align="left" fo:margin-bottom="6.00pt"/>
    </style:style>
    <style:style style:name="P13" style:family="paragraph">
      <style:paragraph-properties fo:line-height="100.00%" fo:text-align="left" fo:margin-bottom="6.00pt"/>
    </style:style>
    <style:style style:name="P14" style:family="paragraph">
      <style:paragraph-properties fo:line-height="100.00%" fo:text-align="left" fo:margin-bottom="6.00pt"/>
    </style:style>
    <style:style style:name="P15" style:family="paragraph">
      <style:paragraph-properties fo:line-height="100.00%" fo:text-align="left" fo:margin-bottom="6.00pt"/>
    </style:style>
  </office:automatic-styles>
  <office:body>
    <office:text>
      <text:p text:style-name="P1"><text:span text:style-name="T1">Meeting Agenda</text:span></text:p>
      <text:p text:style-name="P2"><text:span text:style-name="T2">Location: Hubben 2.0</text:span></text:p>
      <text:p text:style-name="P2"><text:span text:style-name="T2">Date: 26/4</text:span></text:p>
      <text:p text:style-name="P2"><text:span text:style-name="T2">Time: 09:30</text:span></text:p>
      <text:p text:style-name="P2"><text:span text:style-name="T2">Facilitator: Boel Nelson</text:span></text:p>
      <text:p text:style-name="P2"><text:span text:style-name="T2">Participants: Boel Nelson, Jennifer Pandita, Anton Lin, Robert Kaufmann.</text:span></text:p>
      <text:list text:style-name="L3">
        <text:list-item>
          <text:p text:style-name="P3"><text:span text:style-name="T2">Objectives</text:span></text:p>
        </text:list-item>
      </text:list>
      <text:p text:style-name="P4"><text:span text:style-name="T2">Discuss what to accomplish during the day and week. Also how to accomplish the tasks.</text:span></text:p>
      <text:list text:style-name="L5">
        <text:list-item>
          <text:p text:style-name="P5"><text:span text:style-name="T2">Reports</text:span></text:p>
        </text:list-item>
      </text:list>
      <text:p text:style-name="P6"><text:span text:style-name="T2">Close buttons on tabs are implemented.</text:span></text:p>
      <text:p text:style-name="P6"><text:span text:style-name="T2">We have decided not to use the strategy-pattern. We are using template instead.</text:span></text:p>
      <text:p text:style-name="P6"><text:span text:style-name="T2">The palette is nearly finished, however has to be combined with the canvas.</text:span></text:p>
      <text:p text:style-name="P6"><text:span text:style-name="T2">Half of the algorithm for updating components in the model is implemented.</text:span></text:p>
      <text:list text:style-name="L7">
        <text:list-item>
          <text:p text:style-name="P7"><text:span text:style-name="T2">Discussion items<text:line-break/>What to accomplish today.<text:line-break/>Implemented closable workspace. Clone method for components.</text:span></text:p>
        </text:list-item>
      </text:list>
      <text:p text:style-name="P9"><text:span text:style-name="T2"><text:line-break/>What to accomplish during the week.<text:line-break/>GUI and model must be connected since we are already behind in our schedule. Algorithm for updating the model must also be completed. Packages in the class diagram.</text:span></text:p>
      <text:list text:style-name="L12">
        <text:list-item>
          <text:p text:style-name="P12"><text:span text:style-name="T2">Outcomes and assignments<text:line-break/>Jennifer is going to complete the class diagram.<text:line-break/>Anton and Boel is going to connect the palette with the canvas.<text:line-break/>Robert is going to implement the clone method.<text:line-break/>Robert and Jennifer will be looking at the update algorithm.</text:span></text:p>
        </text:list-item>
        <text:list-item>
          <text:p text:style-name="P14"><text:span text:style-name="T2">Wrap up<text:line-break/>SDD is unsolved and should be completed ASAP however since our implementation is behind schedule, we are prioritizing our cod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